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500000E43000013D87390F75D.wmf"/>
  <manifest:file-entry manifest:media-type="" manifest:full-path="Pictures/20000065000014E10000151698B88308.wmf"/>
  <manifest:file-entry manifest:media-type="" manifest:full-path="Pictures/200001000000555F000042F93C86D30E.wmf"/>
  <manifest:file-entry manifest:media-type="" manifest:full-path="Pictures/20000195000070230000525F078C4AC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71cm" svg:y="5.715cm" presentation:class="title" presentation:user-transformed="true">
          <draw:text-box>
            <text:p text:style-name="P1">Backbone Alloy Model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20<text:span text:style-name="T1">th</text:span> March 2007</text:p>
            <text:p text:style-name="P1">Andrew McVeig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7.999cm" svg:height="20.566cm" svg:x="0.16cm" svg:y="0.447cm">
          <draw:image xlink:href="Pictures/20000195000070230000525F078C4AC6.wmf" xlink:type="simple" xlink:show="embed" xlink:actuate="onLoad">
            <text:p text:style-name="P1"/>
          </draw:image>
        </draw:frame>
        <draw:frame draw:style-name="gr3" draw:layer="layout" svg:width="2.407cm" svg:height="0.962cm" svg:x="0.239cm" svg:y="0.635cm">
          <draw:text-box>
            <text:p text:style-name="P1">Try #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Fixing the Alloy Backbone model</text:p>
          </draw:text-box>
        </draw:frame>
        <draw:frame presentation:style-name="pr6" draw:layer="layout" svg:width="25.199cm" svg:height="14.04cm" svg:x="1.4cm" svg:y="4.914cm" presentation:class="outline" presentation:user-transformed="true">
          <draw:text-box>
            <text:list text:style-name="L4">
              <text:list-item>
                <text:p text:style-name="P4">Have merged “y” and “z” levels into one</text:p>
              </text:list-item>
            </text:list>
            <text:list text:style-name="L4">
              <text:list-item>
                <text:list>
                  <text:list-item>
                    <text:p text:style-name="P5">Cut down from 20 sigs to 10 si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Redefinition + resemblance is handled in a common way between components and interfa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Very tricky to handle rewriting of resemblance graph for redefin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Has taken 4 weeks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Is this too much effort for such a return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Is formalisation always so difficult?<text:line-break/>(intuitively it seems very simply to express in 3 models)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6.67cm" svg:height="20.922cm" svg:x="0.3cm" svg:y="0.001cm">
          <draw:image xlink:href="Pictures/200001000000555F000042F93C86D30E.wmf" xlink:type="simple" xlink:show="embed" xlink:actuate="onLoad">
            <text:p text:style-name="P1"/>
          </draw:image>
        </draw:frame>
        <draw:frame draw:style-name="gr3" draw:layer="layout" svg:width="3.131cm" svg:height="0.962cm" svg:x="0.24cm" svg:y="0.635cm">
          <draw:text-box>
            <text:p text:style-name="P1">Try #N+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What does it do?</text:p>
          </draw:text-box>
        </draw:frame>
        <draw:frame presentation:style-name="pr6" draw:layer="layout" svg:width="25.199cm" svg:height="14.323cm" svg:x="1.4cm" svg:y="4.914cm" presentation:class="outline" presentation:user-transformed="true">
          <draw:text-box>
            <text:list text:style-name="L4">
              <text:list-item>
                <text:p text:style-name="P4">Shows how deltas turn into real components</text:p>
              </text:list-item>
            </text:list>
            <text:list text:style-name="L4">
              <text:list-item>
                <text:list>
                  <text:list-item>
                    <text:p text:style-name="P5">structural semantics of resemblance, redefin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erge rules and reasons for err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well formnedness rules for components<text:line-break/></text:p>
                  </text:list-item>
                </text:list>
              </text:list-item>
            </text:list>
            <text:list text:style-name="L4">
              <text:list-item>
                <text:p text:style-name="P4">Can show?</text:p>
              </text:list-item>
            </text:list>
            <text:list text:style-name="L4">
              <text:list-item>
                <text:list>
                  <text:list-item>
                    <text:p text:style-name="P5">that an error can result from 2 independent redefinitions which are merged (y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hat any error can be corrected (should be ok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baselining (not so s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o do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4">
              <text:list-item>
                <text:p text:style-name="P4">refactor well-formnedness rules</text:p>
              </text:list-item>
            </text:list>
            <text:list text:style-name="L4">
              <text:list-item>
                <text:p text:style-name="P4">add port map for part replacement + others</text:p>
              </text:list-item>
            </text:list>
            <text:list text:style-name="L4">
              <text:list-item>
                <text:p text:style-name="P4">redo UML graphing software<text:line-break/></text:p>
              </text:list-item>
            </text:list>
            <text:list text:style-name="L4">
              <text:list-item>
                <text:p text:style-name="P4">Haven't been able to handle local redef yet</text:p>
              </text:list-item>
            </text:list>
            <text:list text:style-name="L4">
              <text:list-item>
                <text:list>
                  <text:list-item>
                    <text:p text:style-name="P5">Don't bother maybe?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65cm" svg:height="5.079cm" svg:x="3.97cm" svg:y="15.24cm">
          <draw:image xlink:href="Pictures/2000006500000E43000013D87390F75D.wmf" xlink:type="simple" xlink:show="embed" xlink:actuate="onLoad">
            <text:p text:style-name="P1"/>
          </draw:image>
        </draw:frame>
        <draw:frame draw:style-name="gr2" draw:text-style-name="P2" draw:layer="layout" svg:width="5.344cm" svg:height="5.397cm" svg:x="19.421cm" svg:y="14.923cm">
          <draw:image xlink:href="Pictures/20000065000014E10000151698B88308.wmf" xlink:type="simple" xlink:show="embed" xlink:actuate="onLoad">
            <text:p text:style-name="P1"/>
          </draw:image>
        </draw:frame>
        <draw:frame draw:style-name="gr3" draw:layer="layout" svg:width="10.797cm" svg:height="0.962cm" svg:x="8.253cm" svg:y="16.818cm">
          <draw:text-box>
            <text:p text:style-name="P1">&lt;= local redef versus global redef =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6</text:page-number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6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w</meta:initial-creator>
    <meta:creation-date>2007-03-20T14:07:26</meta:creation-date>
    <dc:creator>Andrew</dc:creator>
    <dc:date>2007-03-20T14:26:38</dc:date>
    <dc:language>en-US</dc:language>
    <meta:editing-cycles>4</meta:editing-cycles>
    <meta:editing-duration>PT19M18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